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697cm" fo:margin-left="0.116cm" fo:margin-right="0.185cm" table:align="margins" style:writing-mode="lr-tb"/>
    </style:style>
    <style:style style:name="Tabla14.A" style:family="table-column">
      <style:table-column-properties style:column-width="14.69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697cm" fo:margin-left="0.116cm" fo:margin-right="0.185cm" table:align="margins" style:writing-mode="lr-tb"/>
    </style:style>
    <style:style style:name="Tabla15.A" style:family="table-column">
      <style:table-column-properties style:column-width="14.69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4.697cm" fo:margin-left="0.116cm" fo:margin-right="0.185cm" table:align="margins" style:writing-mode="lr-tb"/>
    </style:style>
    <style:style style:name="Tabla16.A" style:family="table-column">
      <style:table-column-properties style:column-width="14.69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4.697cm" fo:margin-left="0.116cm" fo:margin-right="0.185cm" table:align="margins" style:writing-mode="lr-tb"/>
    </style:style>
    <style:style style:name="Tabla17.A" style:family="table-column">
      <style:table-column-properties style:column-width="14.69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4.697cm" fo:margin-left="0.116cm" fo:margin-right="0.185cm" table:align="margins" style:writing-mode="lr-tb"/>
    </style:style>
    <style:style style:name="Tabla19.A" style:family="table-column">
      <style:table-column-properties style:column-width="14.69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4.697cm" fo:margin-left="0.116cm" fo:margin-right="0.185cm" table:align="margins" style:writing-mode="lr-tb"/>
    </style:style>
    <style:style style:name="Tabla20.A" style:family="table-column">
      <style:table-column-properties style:column-width="14.69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4.697cm" fo:margin-left="0.116cm" fo:margin-right="0.185cm" table:align="margins" style:writing-mode="lr-tb"/>
    </style:style>
    <style:style style:name="Tabla21.A" style:family="table-column">
      <style:table-column-properties style:column-width="14.69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4.697cm" fo:margin-left="0.116cm" fo:margin-right="0.185cm" table:align="margins" style:writing-mode="lr-tb"/>
    </style:style>
    <style:style style:name="Tabla22.A" style:family="table-column">
      <style:table-column-properties style:column-width="14.697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4.697cm" fo:margin-left="0.116cm" fo:margin-right="0.185cm" table:align="margins" style:writing-mode="lr-tb"/>
    </style:style>
    <style:style style:name="Tabla23.A" style:family="table-column">
      <style:table-column-properties style:column-width="14.697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4" style:family="table">
      <style:table-properties style:width="14.697cm" fo:margin-left="0.116cm" fo:margin-right="0.185cm" table:align="margins" style:writing-mode="lr-tb"/>
    </style:style>
    <style:style style:name="Tabla24.A" style:family="table-column">
      <style:table-column-properties style:column-width="14.697cm" style:rel-column-width="65535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5" style:family="table">
      <style:table-properties style:width="14.697cm" fo:margin-left="0.116cm" fo:margin-right="0.185cm" table:align="margins" style:writing-mode="lr-tb"/>
    </style:style>
    <style:style style:name="Tabla25.A" style:family="table-column">
      <style:table-column-properties style:column-width="14.697cm" style:rel-column-width="65535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6" style:family="table">
      <style:table-properties style:width="14.697cm" fo:margin-left="0.116cm" fo:margin-right="0.185cm" table:align="margins" style:writing-mode="lr-tb"/>
    </style:style>
    <style:style style:name="Tabla26.A" style:family="table-column">
      <style:table-column-properties style:column-width="14.697cm" style:rel-column-width="65535*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7" style:family="table">
      <style:table-properties style:width="14.697cm" fo:margin-left="0.116cm" fo:margin-right="0.185cm" table:align="margins" style:writing-mode="lr-tb"/>
    </style:style>
    <style:style style:name="Tabla27.A" style:family="table-column">
      <style:table-column-properties style:column-width="14.697cm" style:rel-column-width="65535*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8" style:family="table">
      <style:table-properties style:width="14.697cm" fo:margin-left="0.116cm" fo:margin-right="0.185cm" table:align="margins" style:writing-mode="lr-tb"/>
    </style:style>
    <style:style style:name="Tabla28.A" style:family="table-column">
      <style:table-column-properties style:column-width="14.697cm" style:rel-column-width="65535*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9" style:family="table">
      <style:table-properties style:width="14.697cm" fo:margin-left="0.116cm" fo:margin-right="0.185cm" table:align="margins" style:writing-mode="lr-tb"/>
    </style:style>
    <style:style style:name="Tabla29.A" style:family="table-column">
      <style:table-column-properties style:column-width="14.697cm" style:rel-column-width="65535*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0" style:family="table">
      <style:table-properties style:width="14.697cm" fo:margin-left="0.116cm" fo:margin-right="0.185cm" table:align="margins" style:writing-mode="lr-tb"/>
    </style:style>
    <style:style style:name="Tabla30.A" style:family="table-column">
      <style:table-column-properties style:column-width="14.697cm" style:rel-column-width="65535*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1" style:family="table">
      <style:table-properties style:width="14.697cm" fo:margin-left="0.116cm" fo:margin-right="0.185cm" table:align="margins" style:writing-mode="lr-tb"/>
    </style:style>
    <style:style style:name="Tabla31.A" style:family="table-column">
      <style:table-column-properties style:column-width="14.697cm" style:rel-column-width="65535*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2" style:family="table">
      <style:table-properties style:width="14.697cm" fo:margin-left="0.116cm" fo:margin-right="0.185cm" table:align="margins" style:writing-mode="lr-tb"/>
    </style:style>
    <style:style style:name="Tabla32.A" style:family="table-column">
      <style:table-column-properties style:column-width="14.697cm" style:rel-column-width="65535*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3" style:family="table">
      <style:table-properties style:width="14.697cm" fo:margin-left="0.116cm" fo:margin-right="0.185cm" table:align="margins" style:writing-mode="lr-tb"/>
    </style:style>
    <style:style style:name="Tabla33.A" style:family="table-column">
      <style:table-column-properties style:column-width="14.697cm" style:rel-column-width="65535*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4" style:family="table">
      <style:table-properties style:width="14.697cm" fo:margin-left="0.116cm" fo:margin-right="0.185cm" table:align="margins" style:writing-mode="lr-tb"/>
    </style:style>
    <style:style style:name="Tabla34.A" style:family="table-column">
      <style:table-column-properties style:column-width="14.697cm" style:rel-column-width="65535*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5" style:family="table">
      <style:table-properties style:width="14.697cm" fo:margin-left="0.116cm" fo:margin-right="0.185cm" table:align="margins" style:writing-mode="lr-tb"/>
    </style:style>
    <style:style style:name="Tabla35.A" style:family="table-column">
      <style:table-column-properties style:column-width="14.697cm" style:rel-column-width="65535*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6" style:family="table">
      <style:table-properties style:width="14.697cm" fo:margin-left="0.116cm" fo:margin-right="0.185cm" table:align="margins" style:writing-mode="lr-tb"/>
    </style:style>
    <style:style style:name="Tabla36.A" style:family="table-column">
      <style:table-column-properties style:column-width="14.697cm" style:rel-column-width="65535*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7" style:family="table">
      <style:table-properties style:width="14.697cm" fo:margin-left="0.116cm" fo:margin-right="0.185cm" table:align="margins" style:writing-mode="lr-tb"/>
    </style:style>
    <style:style style:name="Tabla37.A" style:family="table-column">
      <style:table-column-properties style:column-width="14.697cm" style:rel-column-width="65535*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8" style:family="table">
      <style:table-properties style:width="14.697cm" fo:margin-left="0.116cm" fo:margin-right="0.185cm" table:align="margins" style:writing-mode="lr-tb"/>
    </style:style>
    <style:style style:name="Tabla38.A" style:family="table-column">
      <style:table-column-properties style:column-width="14.697cm" style:rel-column-width="65535*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9" style:family="table">
      <style:table-properties style:width="14.697cm" fo:margin-left="0.116cm" fo:margin-right="0.185cm" table:align="margins" style:writing-mode="lr-tb"/>
    </style:style>
    <style:style style:name="Tabla39.A" style:family="table-column">
      <style:table-column-properties style:column-width="14.697cm" style:rel-column-width="65535*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0" style:family="table">
      <style:table-properties style:width="14.697cm" fo:margin-left="0.116cm" fo:margin-right="0.185cm" table:align="margins" style:writing-mode="lr-tb"/>
    </style:style>
    <style:style style:name="Tabla40.A" style:family="table-column">
      <style:table-column-properties style:column-width="14.697cm" style:rel-column-width="65535*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1" style:family="table">
      <style:table-properties style:width="14.697cm" fo:margin-left="0.116cm" fo:margin-right="0.185cm" table:align="margins" style:writing-mode="lr-tb"/>
    </style:style>
    <style:style style:name="Tabla41.A" style:family="table-column">
      <style:table-column-properties style:column-width="14.697cm" style:rel-column-width="65535*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2" style:family="table">
      <style:table-properties style:width="14.697cm" fo:margin-left="0.116cm" fo:margin-right="0.185cm" table:align="margins" style:writing-mode="lr-tb"/>
    </style:style>
    <style:style style:name="Tabla42.A" style:family="table-column">
      <style:table-column-properties style:column-width="14.697cm" style:rel-column-width="65535*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3" style:family="table">
      <style:table-properties style:width="14.697cm" fo:margin-left="0.116cm" fo:margin-right="0.185cm" table:align="margins" style:writing-mode="lr-tb"/>
    </style:style>
    <style:style style:name="Tabla43.A" style:family="table-column">
      <style:table-column-properties style:column-width="14.697cm" style:rel-column-width="65535*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10e424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10e42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10e42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1d33b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break-before="page"/>
      <style:text-properties officeooo:rsid="001c913f" officeooo:paragraph-rsid="001c913f"/>
    </style:style>
    <style:style style:name="P1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P1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c913f" officeooo:paragraph-rsid="001c913f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2213d8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240a1b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33bc" officeooo:paragraph-rsid="002213d8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1d41d1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2213d8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240a1b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2213d8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240a1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41d1" officeooo:paragraph-rsid="002213d8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41d1" officeooo:paragraph-rsid="00240a1b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bd90b" officeooo:paragraph-rsid="002213d8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2213d8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240a1b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rsid="001d41d1" officeooo:paragraph-rsid="002213d8"/>
    </style:style>
    <style:style style:name="P27" style:family="paragraph" style:parent-style-name="Standard">
      <style:text-properties officeooo:paragraph-rsid="002213d8"/>
    </style:style>
    <style:style style:name="P28" style:family="paragraph" style:parent-style-name="Standard">
      <style:text-properties officeooo:rsid="001d33bc" officeooo:paragraph-rsid="002213d8"/>
    </style:style>
    <style:style style:name="P2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0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officeooo:rsid="001404ea" officeooo:paragraph-rsid="001404ea" style:font-size-asian="18pt" style:font-weight-asian="bold" style:font-size-complex="18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2213d8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240a1b" style:font-size-asian="12pt" style:font-weight-asian="normal" style:font-size-complex="12pt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0e51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c913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officeooo:rsid="00136ee8"/>
    </style:style>
    <style:style style:name="T7" style:family="text">
      <style:text-properties officeooo:rsid="001532ed"/>
    </style:style>
    <style:style style:name="T8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font-name="Arial" fo:font-size="12pt" fo:letter-spacing="normal" fo:font-style="normal" fo:font-weight="normal" officeooo:rsid="001532ed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style:font-name="Arial" fo:font-size="12pt" fo:letter-spacing="normal" fo:font-style="normal" fo:font-weight="normal" officeooo:rsid="001a4ee1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font-name="Arial" fo:font-size="12pt" fo:letter-spacing="normal" fo:font-style="normal" fo:font-weight="normal" officeooo:rsid="00177307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Arial" fo:font-size="12pt" fo:letter-spacing="normal" fo:font-style="normal" fo:font-weight="normal" officeooo:rsid="001d33bc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font-name="Arial" fo:font-size="12pt" fo:letter-spacing="normal" fo:font-style="normal" fo:font-weight="normal" officeooo:rsid="002213d8" style:font-size-asian="12pt" style:font-weight-asian="normal" style:font-size-complex="12pt" style:font-weight-complex="normal"/>
    </style:style>
    <style:style style:name="T14" style:family="text">
      <style:text-properties officeooo:rsid="001684e8"/>
    </style:style>
    <style:style style:name="T15" style:family="text">
      <style:text-properties officeooo:rsid="00177307"/>
    </style:style>
    <style:style style:name="T16" style:family="text">
      <style:text-properties officeooo:rsid="0019490c"/>
    </style:style>
    <style:style style:name="T17" style:family="text">
      <style:text-properties officeooo:rsid="001a4ee1"/>
    </style:style>
    <style:style style:name="T18" style:family="text">
      <style:text-properties officeooo:rsid="001bd90b"/>
    </style:style>
    <style:style style:name="T19" style:family="text">
      <style:text-properties officeooo:rsid="001d33bc"/>
    </style:style>
    <style:style style:name="T20" style:family="text">
      <style:text-properties officeooo:rsid="001d41d1"/>
    </style:style>
    <style:style style:name="T21" style:family="text">
      <style:text-properties officeooo:rsid="0020e519"/>
    </style:style>
    <style:style style:name="T22" style:family="text">
      <style:text-properties officeooo:rsid="002213d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6">RDE</text:span>. IES Haría</text:p>
      <text:p text:style-name="P1">UT1. Actividad <text:span text:style-name="T21">7</text:span></text:p>
      <text:p text:style-name="P2"/>
      <text:p text:style-name="P2"/>
      <text:p text:style-name="P2"/>
      <text:p text:style-name="P2"/>
      <text:p text:style-name="P2"/>
      <text:p text:style-name="P2"/>
      <text:p text:style-name="P30">Características generales de las redes locales</text:p>
      <text:p text:style-name="P2"/>
      <text:p text:style-name="P5"/>
      <text:p text:style-name="P6"/>
      <text:p text:style-name="P4"/>
      <text:p text:style-name="P4"/>
      <text:p text:style-name="P4"/>
      <text:p text:style-name="P10"><text:span text:style-name="T9">C</text:span><text:span text:style-name="T8">ontesta a las siguientes cuestiones. La respuesta a las mismas la puedes encontrar en los apuntes de clase del wiki</text:span></text:p>
      <text:p text:style-name="P12"/>
      <text:p text:style-name="P17"><text:span text:style-name="T19">1. ¿Se considera a las personas usuarias de los equipos de la red como componentes de la red?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1"/>
          </table:table-cell>
        </table:table-row>
      </table:table>
      <text:p text:style-name="P24"/>
      <text:p text:style-name="P15">2. En una red local¿Cómo se llaman los dispositivos que permiten ampliar la lóngitud máxima de los cables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1"/>
          </table:table-cell>
        </table:table-row>
      </table:table>
      <text:p text:style-name="P13"/>
      <text:p text:style-name="P13">3. ¿Qué tipo de conector tienen las tarjetas de red inalámbricas?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1"/>
          </table:table-cell>
        </table:table-row>
      </table:table>
      <text:p text:style-name="P15"/>
      <text:p text:style-name="P15">4. <text:span text:style-name="T15">¿De qué se encarga el servicio de red de DHCP?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1"/>
          </table:table-cell>
        </table:table-row>
      </table:table>
      <text:p text:style-name="P15"/>
      <text:p text:style-name="P15">5. <text:span text:style-name="T18">¿Qué tipo de red se extiende entre varios edificios que se conectan generalmente a un tendido de cable principal?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1"/>
          </table:table-cell>
        </table:table-row>
      </table:table>
      <text:p text:style-name="P13"/>
      <text:p text:style-name="P27"><text:span text:style-name="T12">6. </text:span><text:span text:style-name="T9">Qué tipo de información se intercambiaba en las primeras redes de datos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31"/>
          </table:table-cell>
        </table:table-row>
      </table:table>
      <text:p text:style-name="P13"/>
      <text:p text:style-name="P13">7. Cómo podemos definir la comunicación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31"/>
          </table:table-cell>
        </table:table-row>
      </table:table>
      <text:p text:style-name="P13"/>
      <text:p text:style-name="P28"><text:span text:style-name="T9">8. </text:span><text:span text:style-name="T11">En una red local¿Cómo se llaman los dispositivos que permiten ampliar </text:span><text:span text:style-name="T13">el alcance de un enlace más alla de </text:span><text:span text:style-name="T11">la lóngitud máxima de los cables?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31"/>
          </table:table-cell>
        </table:table-row>
      </table:table>
      <text:p text:style-name="P17"/>
      <text:p text:style-name="P17">9. En una red local ¿Qué es un ETD?¿Con qué otro nombre se les conoce?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31"/>
          </table:table-cell>
        </table:table-row>
      </table:table>
      <text:p text:style-name="P24"/>
      <text:p text:style-name="P16"><text:soft-page-break/></text:p>
      <text:p text:style-name="P26"><text:span text:style-name="T11">1</text:span><text:span text:style-name="T8">0. </text:span><text:span text:style-name="T10">¿En qué se diferencian los cables UTP y STP?</text:span>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31"/>
          </table:table-cell>
        </table:table-row>
      </table:table>
      <text:p text:style-name="P19"/>
      <text:p text:style-name="P26"><text:span text:style-name="T10">1</text:span><text:span text:style-name="T8">1. </text:span><text:span text:style-name="T11">¿Cómo se denomina al usuario de la red que se encarga, entre otras cosas, del mantenimiento de la misma?</text:span>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31"/>
          </table:table-cell>
        </table:table-row>
      </table:table>
      <text:p text:style-name="P13"/>
      <text:p text:style-name="P14"><text:span text:style-name="T20">12. </text:span>¿Qué es la teleinformática?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32"/>
          </table:table-cell>
        </table:table-row>
      </table:table>
      <text:p text:style-name="P14"/>
      <text:p text:style-name="P22">13. <text:span text:style-name="T15">¿Cuándo podemos considerar que los equipos interconectados en una red salen del ámbito de una red local?</text:span>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32"/>
          </table:table-cell>
        </table:table-row>
      </table:table>
      <text:p text:style-name="P14"/>
      <text:p text:style-name="P22">14. <text:span text:style-name="T16">Contesta si es verdadera o falsa la siguiente frase: “Cuando todos los ordenadores de la red pueden dar servicios a los demás o recibir servicios de los otros, este tipo de arquitectura se conoce como arquitectura </text:span>P2P<text:span text:style-name="T16">”</text:span>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32"/>
          </table:table-cell>
        </table:table-row>
      </table:table>
      <text:p text:style-name="P25"/>
      <text:p text:style-name="P22">15. ¿<text:span text:style-name="T7">Qué es la transmisión?</text:span></text:p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32"/>
          </table:table-cell>
        </table:table-row>
      </table:table>
      <text:p text:style-name="P22"/>
      <text:p text:style-name="P22">16. <text:span text:style-name="T15">Con la tecnología disponible actualmente¿Cuál es la velocidad máxima de transmisión que se puede alcanzar en una red local?</text:span></text:p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32"/>
          </table:table-cell>
        </table:table-row>
      </table:table>
      <text:p text:style-name="P22"/>
      <text:p text:style-name="P22">17. <text:span text:style-name="T15">En el ámbito de las redes ¿Qué es un protocolo?</text:span></text:p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32"/>
          </table:table-cell>
        </table:table-row>
      </table:table>
      <text:p text:style-name="P14"/>
      <text:p text:style-name="P22">18. <text:span text:style-name="T7">Completa la siguiente frase: “la ________ es a la transmisión lo que la información es a la _________”</text:span></text:p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32"/>
          </table:table-cell>
        </table:table-row>
      </table:table>
      <text:p text:style-name="P14"/>
      <text:p text:style-name="P22"><text:soft-page-break/>19. <text:span text:style-name="T14">Da cinco ejemplos <text:s/>de tareas que se deben realizar en un sistema de comunicaciones para que fuente y destino se puedan comunicar</text:span></text:p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32"/>
          </table:table-cell>
        </table:table-row>
      </table:table>
      <text:p text:style-name="P14"/>
      <text:p text:style-name="P14"><text:span text:style-name="T20">20. </text:span>Contesta si es verdadera o falsa la siguiente frase: “En toda transmisión de señales se envía información”</text:p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32"/>
          </table:table-cell>
        </table:table-row>
      </table:table>
      <text:p text:style-name="P14"/>
      <text:p text:style-name="P22">21. <text:span text:style-name="T7">En un sistema de comunicación. ¿Cómo se le llama al recurso componente que transforma las señales recibidas proveniente de la línea de transmisión y la transforma de manera que pueda ser manejada por el dispositivo de destino”</text:span></text:p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32"/>
          </table:table-cell>
        </table:table-row>
      </table:table>
      <text:p text:style-name="P14"/>
      <text:p text:style-name="P22">22. <text:span text:style-name="T17">¿De qué tipo es la señal que se envía en los cables de fibra óptica?</text:span></text:p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32"/>
          </table:table-cell>
        </table:table-row>
      </table:table>
      <text:p text:style-name="P14"/>
      <text:p text:style-name="P22">23. <text:span text:style-name="T16">¿Cómo se llama la arquitectura de red en la que un host proporciona funcionalidades al resto de ordenadores de la red?</text:span></text:p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32"/>
          </table:table-cell>
        </table:table-row>
      </table:table>
      <text:p text:style-name="P14"/>
      <text:p text:style-name="P14"><text:span text:style-name="T20">24. </text:span>Qué tiene que pasar entre emisor y receptor para que se produzca comunicación</text:p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32"/>
          </table:table-cell>
        </table:table-row>
      </table:table>
      <text:p text:style-name="P14"/>
      <text:p text:style-name="P14"><text:span text:style-name="T20">25. </text:span>De qué aspectos se ocupa la teleinfo<text:span text:style-name="T20">rm</text:span>ática</text:p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32"/>
          </table:table-cell>
        </table:table-row>
      </table:table>
      <text:p text:style-name="P18"/>
      <text:p text:style-name="P20"><text:span text:style-name="T20">26. </text:span>¿Con qué otro nombre se le conoce a las tarjetas de red?</text:p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32"/>
          </table:table-cell>
        </table:table-row>
      </table:table>
      <text:p text:style-name="P20"/>
      <text:p text:style-name="P22">27. <text:span text:style-name="T18">Define red de área local</text:span></text:p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32"/>
          </table:table-cell>
        </table:table-row>
      </table:table>
      <text:p text:style-name="P20"/>
      <text:p text:style-name="P20"><text:span text:style-name="T20">28. </text:span>¿En qué tipo de cables se utiliza el conector RJ-45?</text:p>
      <table:table table:name="Tabla38" table:style-name="Tabla38">
        <table:table-column table:style-name="Tabla38.A"/>
        <text:soft-page-break/>
        <table:table-row table:style-name="Tabla38.1">
          <table:table-cell table:style-name="Tabla38.A1" office:value-type="string">
            <text:p text:style-name="P32"/>
          </table:table-cell>
        </table:table-row>
      </table:table>
      <text:p text:style-name="P20"/>
      <text:p text:style-name="P22">29. <text:span text:style-name="T17">¿Con qué nombre se conoce a las redes qué se utilizan pagando una cuota de alquiler?</text:span></text:p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32"/>
          </table:table-cell>
        </table:table-row>
      </table:table>
      <text:p text:style-name="P20"/>
      <text:p text:style-name="P20"><text:span text:style-name="T20">30. </text:span>¿Cómo se llama el dispositivo de red que permite enviar datos a través de cable telefónico?</text:p>
      <table:table table:name="Tabla40" table:style-name="Tabla40">
        <table:table-column table:style-name="Tabla40.A"/>
        <table:table-row table:style-name="Tabla40.1">
          <table:table-cell table:style-name="Tabla40.A1" office:value-type="string">
            <text:p text:style-name="P32"/>
          </table:table-cell>
        </table:table-row>
      </table:table>
      <text:p text:style-name="P25"/>
      <text:p text:style-name="P22">31. <text:span text:style-name="T17">Da el nombre de tres tecnologías de transmisión utilizadas en las redes móviles públicas</text:span></text:p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32"/>
          </table:table-cell>
        </table:table-row>
      </table:table>
      <text:p text:style-name="P20"/>
      <text:p text:style-name="P20"><text:span text:style-name="T20">32. </text:span>¿Cómo se llaman las redes en las que cada la única restricción es que cada <text:s/>nodo debe estar conectado?</text:p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32"/>
          </table:table-cell>
        </table:table-row>
      </table:table>
      <text:p text:style-name="P20"/>
      <text:p text:style-name="P22">33. <text:span text:style-name="T18">¿De qué tipo son las redes de menor alcance geográfico?</text:span></text:p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32"/>
          </table:table-cell>
        </table:table-row>
      </table:table>
      <text:p text:style-name="P20"/>
      <text:p text:style-name="P19"><text:span text:style-name="T20">34. </text:span>¿En qué tipos de redes si falla un <text:span text:style-name="T18">enlace todos los nodos de la misma quedan aislados</text:span>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1"/>
          </table:table-cell>
        </table:table-row>
      </table:table>
      <text:p text:style-name="P19"/>
      <text:p text:style-name="P21">35. <text:span text:style-name="T17">¿Cómo se llama el elemento de conexión de red encargado de conectar el ordenador a la red de comunicaciones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1"/>
          </table:table-cell>
        </table:table-row>
      </table:table>
      <text:p text:style-name="P23"/>
      <text:p text:style-name="P23"><text:span text:style-name="T20">36. </text:span>En una red con topología de estrella ¿Qué funciones realiza el nodo central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1"/>
          </table:table-cell>
        </table:table-row>
      </table:table>
      <text:p text:style-name="P23"/>
      <text:p text:style-name="P23"><text:span text:style-name="T20">37. </text:span>¿Que contienen los fragmentos de las redes de conmutación de paquetes?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31"/>
          </table:table-cell>
        </table:table-row>
      </table:table>
      <text:p text:style-name="P23"/>
      <text:p text:style-name="P21">38. <text:span text:style-name="T18">¿En qué tipo de redes es el destinatario el encargado de seleccionar y captar la información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1"/>
          </table:table-cell>
        </table:table-row>
      </table:table>
      <text:p text:style-name="P23"/>
      <text:p text:style-name="P23"><text:span text:style-name="T20">39. </text:span>¿En cuantos fragmentos se divide la información que se envía en las redes de conmutación de mensajes?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1"/>
          </table:table-cell>
        </table:table-row>
      </table:table>
      <text:p text:style-name="P23"/>
      <text:p text:style-name="P23"><text:span text:style-name="T20">40. </text:span>¿Qué direcciones se incluyen en un paquete en una red de conmutación de paquetes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1"/>
          </table:table-cell>
        </table:table-row>
      </table:table>
      <text:p text:style-name="P23"/>
      <text:p text:style-name="P23"><text:span text:style-name="T20">41. </text:span>Por la forma en que se transfiere la información ¿De qué tipo son las redes telefónicas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1"/>
          </table:table-cell>
        </table:table-row>
      </table:table>
      <text:p text:style-name="P23"/>
      <text:p text:style-name="P23"><text:span text:style-name="T20">42. </text:span>¿Qué dirección o direcciones se incluye en la información a enviar en las redes de conmutación de mensajes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1"/>
          </table:table-cell>
        </table:table-row>
      </table:table>
      <text:p text:style-name="P19"/>
      <text:p text:style-name="P9"><text:span text:style-name="T22">43. </text:span>¿De que tipo <text:span text:style-name="T22">de antena </text:span>sería una antena parabólica?¿omnidireccional o direccional?<text:span text:style-name="T20">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"/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MT1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0e51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c913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</text:span><text:span text:style-name="MT2">-UT</text:span><text:span text:style-name="MT1">1</text:span><text:span text:style-name="MT2">-A</text:span><text:span text:style-name="MT3">7</text:span><text:span text:style-name="MT2">. </text:span><text:span text:style-name="MT1">Características gen</text:span><text:span text:style-name="MT4">e</text:span><text:span text:style-name="MT1">rales de las redes locales</text:span><text:span text:style-name="MT5"><text:tab/></text:span><text:span text:style-name="MT5"><draw:frame draw:style-name="Mfr1" draw:name="gráficos7" text:anchor-type="as-char" svg:width="2.335cm" svg:height="0.818cm" draw:z-index="5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5-10-05T10:52:13.443217592</dc:date>
    <meta:print-date>2006-01-25T11:56:00</meta:print-date>
    <meta:editing-cycles>46</meta:editing-cycles>
    <meta:editing-duration>P24DT1H41M46S</meta:editing-duration>
    <meta:generator>LibreOffice/4.2.8.2$Linux_X86_64 LibreOffice_project/420m0$Build-2</meta:generator>
    <dc:creator>ivan </dc:creator>
    <meta:document-statistic meta:table-count="43" meta:image-count="1" meta:object-count="0" meta:page-count="6" meta:paragraph-count="48" meta:word-count="734" meta:character-count="4144" meta:non-whitespace-character-count="3455"/>
  </office:meta>
</office:document-meta>
</file>